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26523" officeooo:paragraph-rsid="00126523"/>
    </style:style>
    <style:style style:name="P2" style:family="paragraph" style:parent-style-name="Standard">
      <style:paragraph-properties fo:text-align="center" style:justify-single-word="false"/>
      <style:text-properties officeooo:rsid="00126523" officeooo:paragraph-rsid="00126523"/>
    </style:style>
    <style:style style:name="P3" style:family="paragraph" style:parent-style-name="Standard">
      <style:text-properties officeooo:paragraph-rsid="00126523"/>
    </style:style>
    <style:style style:name="P4" style:family="paragraph" style:parent-style-name="Standard">
      <style:text-properties officeooo:rsid="00141d67" officeooo:paragraph-rsid="001427e0"/>
    </style:style>
    <style:style style:name="P5" style:family="paragraph" style:parent-style-name="Standard">
      <style:text-properties officeooo:rsid="00141d67" officeooo:paragraph-rsid="0015da8d"/>
    </style:style>
    <style:style style:name="P6" style:family="paragraph" style:parent-style-name="Standard">
      <style:text-properties officeooo:rsid="00141d67" officeooo:paragraph-rsid="002017d0"/>
    </style:style>
    <style:style style:name="P7" style:family="paragraph" style:parent-style-name="Standard">
      <style:text-properties officeooo:rsid="00174376" officeooo:paragraph-rsid="00174376"/>
    </style:style>
    <style:style style:name="P8" style:family="paragraph" style:parent-style-name="Standard">
      <style:text-properties officeooo:rsid="0018b32b" officeooo:paragraph-rsid="0018b32b"/>
    </style:style>
    <style:style style:name="P9" style:family="paragraph" style:parent-style-name="Standard">
      <style:text-properties officeooo:rsid="0019297a" officeooo:paragraph-rsid="0019297a"/>
    </style:style>
    <style:style style:name="P10" style:family="paragraph" style:parent-style-name="Standard">
      <style:text-properties fo:font-weight="bold" officeooo:rsid="0019297a" officeooo:paragraph-rsid="0019297a" style:font-weight-asian="bold" style:font-weight-complex="bold"/>
    </style:style>
    <style:style style:name="P11" style:family="paragraph" style:parent-style-name="Standard">
      <style:text-properties fo:font-weight="bold" officeooo:rsid="001d8c2f" officeooo:paragraph-rsid="001d8c2f" style:font-weight-asian="bold" style:font-weight-complex="bold"/>
    </style:style>
    <style:style style:name="P12" style:family="paragraph" style:parent-style-name="Standard">
      <style:text-properties officeooo:rsid="001a5759" officeooo:paragraph-rsid="001a5759"/>
    </style:style>
    <style:style style:name="P13" style:family="paragraph" style:parent-style-name="Standard">
      <style:text-properties officeooo:rsid="001ae33d" officeooo:paragraph-rsid="0015da8d"/>
    </style:style>
    <style:style style:name="P14" style:family="paragraph" style:parent-style-name="Standard">
      <style:text-properties officeooo:rsid="001ae33d" officeooo:paragraph-rsid="001ae33d"/>
    </style:style>
    <style:style style:name="P15" style:family="paragraph" style:parent-style-name="Standard">
      <style:text-properties officeooo:rsid="001ae33d" officeooo:paragraph-rsid="001d7aa6"/>
    </style:style>
    <style:style style:name="P16" style:family="paragraph" style:parent-style-name="Standard">
      <style:text-properties officeooo:rsid="001d7aa6" officeooo:paragraph-rsid="001d7aa6"/>
    </style:style>
    <style:style style:name="P17" style:family="paragraph" style:parent-style-name="Standard">
      <style:text-properties officeooo:rsid="001427e0" officeooo:paragraph-rsid="002017d0"/>
    </style:style>
    <style:style style:name="P18" style:family="paragraph" style:parent-style-name="Standard">
      <style:text-properties officeooo:rsid="001c8657" officeooo:paragraph-rsid="001d7aa6"/>
    </style:style>
    <style:style style:name="P19" style:family="paragraph" style:parent-style-name="Standard">
      <style:text-properties officeooo:rsid="001eb833" officeooo:paragraph-rsid="001eb833"/>
    </style:style>
    <style:style style:name="P20" style:family="paragraph" style:parent-style-name="Table_20_Contents">
      <style:text-properties officeooo:rsid="00126523" officeooo:paragraph-rsid="00126523"/>
    </style:style>
    <style:style style:name="P21" style:family="paragraph" style:parent-style-name="Table_20_Contents">
      <style:text-properties officeooo:rsid="0013f1ca" officeooo:paragraph-rsid="0013f1ca"/>
    </style:style>
    <style:style style:name="P22" style:family="paragraph" style:parent-style-name="Table_20_Contents">
      <style:text-properties officeooo:rsid="00141d67" officeooo:paragraph-rsid="00141d67"/>
    </style:style>
    <style:style style:name="P23" style:family="paragraph" style:parent-style-name="Standard">
      <style:text-properties officeooo:rsid="001427e0" officeooo:paragraph-rsid="002017d0"/>
    </style:style>
    <style:style style:name="P24" style:family="paragraph" style:parent-style-name="Standard">
      <style:text-properties officeooo:rsid="001427e0" officeooo:paragraph-rsid="0015da8d"/>
    </style:style>
    <style:style style:name="P25" style:family="paragraph" style:parent-style-name="Standard">
      <style:text-properties officeooo:rsid="001c8657" officeooo:paragraph-rsid="001d7aa6"/>
    </style:style>
    <style:style style:name="T1" style:family="text">
      <style:text-properties officeooo:rsid="0013f1ca"/>
    </style:style>
    <style:style style:name="T2" style:family="text">
      <style:text-properties officeooo:rsid="00141d67"/>
    </style:style>
    <style:style style:name="T3" style:family="text">
      <style:text-properties officeooo:rsid="001427e0"/>
    </style:style>
    <style:style style:name="T4" style:family="text">
      <style:text-properties officeooo:rsid="0017b4c6"/>
    </style:style>
    <style:style style:name="T5" style:family="text">
      <style:text-properties officeooo:rsid="0019297a"/>
    </style:style>
    <style:style style:name="T6" style:family="text">
      <style:text-properties officeooo:rsid="001a5759"/>
    </style:style>
    <style:style style:name="T7" style:family="text">
      <style:text-properties officeooo:rsid="001ae33d"/>
    </style:style>
    <style:style style:name="T8" style:family="text">
      <style:text-properties officeooo:rsid="001c8657"/>
    </style:style>
    <style:style style:name="T9" style:family="text">
      <style:text-properties officeooo:rsid="001df143"/>
    </style:style>
    <style:style style:name="T10" style:family="text">
      <style:text-properties officeooo:rsid="001eb833"/>
    </style:style>
    <style:style style:name="T11" style:family="text">
      <style:text-properties officeooo:rsid="001ff983"/>
    </style:style>
    <style:style style:name="T12" style:family="text">
      <style:text-properties officeooo:rsid="002017d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Нейрон — Транзистор</text:p>
      <text:p text:style-name="P1"/>
      <table:table table:name="Table1" table:style-name="Table1">
        <table:table-column table:style-name="Table1.A"/>
        <table:table-column table:style-name="Table1.B"/>
        <table:table-row>
          <table:table-cell table:style-name="Table1.A1" office:value-type="string">
            <text:p text:style-name="P21">Размеры</text:p>
          </table:table-cell>
          <table:table-cell table:style-name="Table1.B1" office:value-type="string">
            <text:p text:style-name="P21">4 — 130 мкм</text:p>
          </table:table-cell>
        </table:table-row>
        <table:table-row>
          <table:table-cell table:style-name="Table1.A2" office:value-type="string">
            <text:p text:style-name="P20">Время переключения состояния</text:p>
          </table:table-cell>
          <table:table-cell table:style-name="Table1.B2" office:value-type="string">
            <text:p text:style-name="P20"><text:span text:style-name="T1">&gt;</text:span>5 мс</text:p>
          </table:table-cell>
        </table:table-row>
        <table:table-row>
          <table:table-cell table:style-name="Table1.A2" office:value-type="string">
            <text:p text:style-name="P20">Частота</text:p>
          </table:table-cell>
          <table:table-cell table:style-name="Table1.B2" office:value-type="string">
            <text:p text:style-name="P20"><text:span text:style-name="T1">&lt;</text:span>170 Гц</text:p>
          </table:table-cell>
        </table:table-row>
        <table:table-row>
          <table:table-cell table:style-name="Table1.A2" office:value-type="string">
            <text:p text:style-name="P20">Количество входов</text:p>
          </table:table-cell>
          <table:table-cell table:style-name="Table1.B2" office:value-type="string">
            <text:p text:style-name="P20"><text:span text:style-name="T2">&lt;</text:span>10 000</text:p>
          </table:table-cell>
        </table:table-row>
        <table:table-row>
          <table:table-cell table:style-name="Table1.A2" office:value-type="string">
            <text:p text:style-name="P20">Базовая операция</text:p>
          </table:table-cell>
          <table:table-cell table:style-name="Table1.B2" office:value-type="string">
            <text:p text:style-name="P20">Пороговая функция от взвешанной суммы <text:span text:style-name="T1">входных сигналов</text:span></text:p>
          </table:table-cell>
        </table:table-row>
        <table:table-row>
          <table:table-cell table:style-name="Table1.A2" office:value-type="string">
            <text:p text:style-name="P21">Тип операций</text:p>
          </table:table-cell>
          <table:table-cell table:style-name="Table1.B2" office:value-type="string">
            <text:p text:style-name="P21">Аналоговый</text:p>
          </table:table-cell>
        </table:table-row>
        <table:table-row>
          <table:table-cell table:style-name="Table1.A2" office:value-type="string">
            <text:p text:style-name="P21">Носитель заряда</text:p>
          </table:table-cell>
          <table:table-cell table:style-name="Table1.B2" office:value-type="string">
            <text:p text:style-name="P21">Ионы Na/K</text:p>
          </table:table-cell>
        </table:table-row>
        <table:table-row>
          <table:table-cell table:style-name="Table1.A2" office:value-type="string">
            <text:p text:style-name="P22">Память состояния</text:p>
          </table:table-cell>
          <table:table-cell table:style-name="Table1.B2" office:value-type="string">
            <text:p text:style-name="P22">~ количества входов</text:p>
          </table:table-cell>
        </table:table-row>
      </table:table>
      <text:p text:style-name="P1"/>
      <text:p text:style-name="P1">Транзистор</text:p>
      <text:p text:style-name="P1"/>
      <table:table table:name="Table2" table:style-name="Table2">
        <table:table-column table:style-name="Table2.A"/>
        <table:table-column table:style-name="Table2.B"/>
        <table:table-row>
          <table:table-cell table:style-name="Table2.A1" office:value-type="string">
            <text:p text:style-name="P21">Размеры</text:p>
          </table:table-cell>
          <table:table-cell table:style-name="Table2.B1" office:value-type="string">
            <text:p text:style-name="P21">~2<text:span text:style-name="T2">2</text:span> нм</text:p>
          </table:table-cell>
        </table:table-row>
        <table:table-row>
          <table:table-cell table:style-name="Table2.A2" office:value-type="string">
            <text:p text:style-name="P20">Время переключения состояния</text:p>
          </table:table-cell>
          <table:table-cell table:style-name="Table2.B2" office:value-type="string">
            <text:p text:style-name="P20"><text:span text:style-name="T1">~0.3</text:span> <text:span text:style-name="T1">нс</text:span></text:p>
          </table:table-cell>
        </table:table-row>
        <table:table-row>
          <table:table-cell table:style-name="Table2.A2" office:value-type="string">
            <text:p text:style-name="P20">Частота</text:p>
          </table:table-cell>
          <table:table-cell table:style-name="Table2.B2" office:value-type="string">
            <text:p text:style-name="P21">~3 ГГц</text:p>
          </table:table-cell>
        </table:table-row>
        <table:table-row>
          <table:table-cell table:style-name="Table2.A2" office:value-type="string">
            <text:p text:style-name="P20">Количество входов</text:p>
          </table:table-cell>
          <table:table-cell table:style-name="Table2.B2" office:value-type="string">
            <text:p text:style-name="P20">1</text:p>
          </table:table-cell>
        </table:table-row>
        <table:table-row>
          <table:table-cell table:style-name="Table2.A2" office:value-type="string">
            <text:p text:style-name="P20">Базовая операция</text:p>
          </table:table-cell>
          <table:table-cell table:style-name="Table2.B2" office:value-type="string">
            <text:p text:style-name="P21">Логическая операция НЕ</text:p>
          </table:table-cell>
        </table:table-row>
        <table:table-row>
          <table:table-cell table:style-name="Table2.A2" office:value-type="string">
            <text:p text:style-name="P21">Тип операций</text:p>
          </table:table-cell>
          <table:table-cell table:style-name="Table2.B2" office:value-type="string">
            <text:p text:style-name="P21">Дискретный</text:p>
          </table:table-cell>
        </table:table-row>
        <table:table-row>
          <table:table-cell table:style-name="Table2.A2" office:value-type="string">
            <text:p text:style-name="P21">Носитель заряда</text:p>
          </table:table-cell>
          <table:table-cell table:style-name="Table2.B2" office:value-type="string">
            <text:p text:style-name="P21">Электроны</text:p>
          </table:table-cell>
        </table:table-row>
        <table:table-row>
          <table:table-cell table:style-name="Table2.A2" office:value-type="string">
            <text:p text:style-name="P22">Память состояния</text:p>
          </table:table-cell>
          <table:table-cell table:style-name="Table2.B2" office:value-type="string">
            <text:p text:style-name="P22">Отсутствует</text:p>
          </table:table-cell>
        </table:table-row>
      </table:table>
      <text:p text:style-name="P3"/>
      <text:p text:style-name="P19">Сравнения компьютера и мозга в отношении характеристики памяти</text:p>
      <text:p text:style-name="P4"/>
      <text:p text:style-name="P6">Логические вентили И-НЕ, ИЛИ-НЕ состоят из 2-х транзисторных элементов, и обеспечивают ещё 2 базовые логические операции, но не обеспечивают свойство памяти. RS-триггер также состоит из 2-х транзисторных элементов и обеспечивает один бит памяти. Поэтому сравнение нейронный элемент не эквивалентен транзисторному в отношении характеристики памяти. По данной характеристике нейрон превосходит триггерную схему на величину не менее <text:span text:style-name="T3">числа его входов, помноженных на минимальную разрядность хранимой единицы памяти. </text:span></text:p>
      <text:p text:style-name="P6"/>
      <text:p text:style-name="P17">Учитывая что синапс (переход между нейронами) содержит специальные молекулы — нейромедиаторы и рецепторы, количество которых определяется в результате взаимодействия генетического и онтогенетических факторов, которые могут как пропускать, так и не пропускать сигнал (при различных соотношениях нейромедиаторных и рецепторных молекул), можно считать что каждый синапс кодирует как минимум 8 bit информации (но здесь открывается ещё более потрясающая картина, потому как для кодирования 8 bit достаточно чтобы на синапсе было всего лишь 8 рецепторных молекул, на самом деле их может быть гораздо больше). При такой картине в отношении памяти 1 пирамидный нейрон неокортекса при среднем числе связей в 10000 эквивалентен как минимум 256 000 RS-триггерам или 512 000 транзисторам.</text:p>
      <text:p text:style-name="P6"/>
      <text:p text:style-name="P17"><text:soft-page-break/>То есть как минимум мы имеем соотношение эквивалентности памяти нейрон/транзистор равным 1/10^6. Теперь можно посчитать, как это соотносится с нашими текущими достижениями в компьютерной технике.</text:p>
      <text:p text:style-name="P4"/>
      <text:p text:style-name="P17">Для Core i5, количество транзисторов в котором равно 559 млн. это <text:span text:style-name="T10">соответствует</text:span> ~ 1000 пирамидных нейронов. Учитывая, что в неокортексе содержится примерно 100 млрд. нейронов, можно сказать что неокортекс человека ~ 100 млн. процессоров Core i5. </text:p>
      <text:p text:style-name="P17"/>
      <text:p text:style-name="P17">Если взять суперкомпьютер Summit c числом процессоров ~ 10000 и числом транзисторов ~ 10 млрд. в каждом, то получиться <text:span text:style-name="T12">соответствие</text:span> ~ 10^8 нейронов или 100 млн. нейронов, что составляет лишь 1/1000 часть от возможностей памяти компьютера построенного на <text:span text:style-name="T9">принципе</text:span> мозга. </text:p>
      <text:p text:style-name="P5"/>
      <text:p text:style-name="P24">Но это сравнение не вполне корректно, потому что память компьютера организуется через отдельное устройство хранения (жёсткий диск). Если взять рядовой компьютер с памятью 1 ТБ, то такая память составляет не более 1/1000 от памяти неокортекса, если учесть, что каждый нейрон неокортекса имеет в среднем 10^4 соединений, каждое из которов несёт не менее 1 бита информации (а точнее от 8-ми, 32-и или 64-х бит и выше, соответствующих типам char, float и double), при том что неокортекс не единственная структура, которая несёт функцию памяти (мозжечёк так же состоит из огромного числа нейронов). Так что в любом случае обычный компьютер уступает мозгу по характеристике памяти.</text:p>
      <text:p text:style-name="P5"/>
      <text:p text:style-name="P7">P.S. Нужно точные формулы привести.</text:p>
      <text:p text:style-name="P5"/>
      <text:p text:style-name="P7">Учитывая свойства массивной параллельности и связывая это свойство с числом ядер процессоров, даже если эти ядра графические, неокортекс превосходит современный компьютер примерно в 10<text:span text:style-name="T4">0 млн.</text:span> раз (Core i5) и суперкомпьютер в <text:span text:style-name="T4">10 тыс.</text:span> раз (Summit). <text:span text:style-name="T4">(Сравнение числа нейронов и числа ядер). Учитывая отношения тактовых частот получаем превосходство неокортекса над процессором в 100 раз и суперкомпьюетера над неокортексом в 100 раз, то есть мозг находится где-то посередине между суперкомпьютером и обычным десктопником и может быть смоделирован на компьютерном кластере в 100 компьютерных блоков с видеокартами по 1000 ядер (работающих на частоте порядка 1 ГГц). Точнее сознание человека. Поэтому мы ещё не можем моделировать сознание на обычном компьютере, мы можем моделировать его какие-либо аспекты, занимающие не более 1/1000 по вычислительным ресурсам. Например функцию логического мышления или функцию 3d моделирования. Но так как мозг использует все эти функции в своей работе, то и результат его работы кажется гораздо более сложным. </text:span></text:p>
      <text:p text:style-name="P7"/>
      <text:p text:style-name="P8">Мозг на основе данных рецепторов строит картину мира. И эта картина объёмна и многомерна — в ней есть свет, цвет, звуки и чувства, эмоции и ощущения. Компьютер в рамках функции трёхмерного моделирования эквивалентен лишь цвето-звуковому восприятию. При этом как правило его функции используются либо в отрыве от входящего потока данных (симуляция), либо входящий поток данных обрабатывается весьма ограниченным способом (нажатия клавиш, построение трёхмерной карты пространства <text:span text:style-name="T5">на основе данных видеокамер и датчиков</text:span>, элементарное прогнозирование функций окружающей среды). Тогда как мозг способен к предвидению, предвосхищению целостной картины восприятия, что ярко <text:span text:style-name="T10">выражается</text:span> в вещих сновидениях или озарениях (инсайтах). </text:p>
      <text:p text:style-name="P8"/>
      <text:p text:style-name="P9">Сновидения как способ прогнозировать будущее основано на свойстве мозга улавливать и запоминать закономерности в потоке воспринимаемых данных. Когда поток информации от центров отвечающих за обработку закономерностей становится входным для центров восприятия (древних зрительных центров таламуса) эти закономерности проявляются перед <text:soft-page-break/>нами в форме видений. Сновидений в случае если это происходит на фоне состояния сна и озарений, если это переключение происходит в момент бодрствования.</text:p>
      <text:p text:style-name="P5"/>
      <text:p text:style-name="P10">Компьютер пассивен, а мозг активен</text:p>
      <text:p text:style-name="P9"/>
      <text:p text:style-name="P9">Компьютер не обладает эффекторами, в отличие от мозга человека. Человеческий мозг имеет в своём распоряжении тело, а так же базовые алгоритмы, которые позволяют ему использовать это тело, совершать элементарные акты движения для получения опыта, и информации из внешней среды. Компьютер начисто лишён таких возможностей за исключением тех случаев, когда он управляет техникой или роботом. У компьютера в отличие от человека — нет души. С алгоритмической точки зрения это означает что у компьютера нет активного центра, который бы приводил его в движение, заставлял его совершенствоваться, развиваться. Человек делиться этим центром с компьютером, поэтому становится возможным его <text:span text:style-name="T9">совершенствование</text:span> и в том направлении, которое нужно самому человеку.</text:p>
      <text:p text:style-name="P9"/>
      <text:p text:style-name="P9">Куда же направлено сейчас развитие компьютерной техники? Человеческая мысль движется в направлении развития искусственного интеллекта, то есть такой формы компьютерных алгоритмов, которые бы позволили обрести ему автономию и независимость от человека, способность решать задачи таким образом, каким это может делать человеческий разум. То есть мыслить творчески, и развиваться. <text:span text:style-name="T6">Включая возможность самосовершенствоваться, улучшать свою собственную структуру. </text:span></text:p>
      <text:p text:style-name="P9"/>
      <text:p text:style-name="P12">Человеческий мозг развивался в процессе эволюции. Этот процесс в основе своей подобен методу оптимизации. Вся система в целом пытается обрести равновесие в <text:span text:style-name="T9">окружающей</text:span> среде, найти наилучшую из возможных структуру, <text:span text:style-name="T9">обеспечивающую</text:span> ей устойчивость существования во времени и пространстве. Преддверием к радикальному скачку в процессе эволюции человеческого мозга стало появление инстинктов, которые позволили обеспечить эту устойчивость. Развитие определённых структур мозга, таких как зеркальная система нейронов в неокортексе, а так же накопление <text:span text:style-name="T9">внегенетической</text:span> информации, позволили позволили создать древнему человеку первобытную культуру, включающую речь, <text:span text:style-name="T7">инструменты как расширение возможностей собственного тела</text:span>, обычаи, коллективный труд и творчество.</text:p>
      <text:p text:style-name="P13"/>
      <text:p text:style-name="P14">На текущем этапе коллективный труд и творчество привело нас к тому, что мы подобрались в плотную к разгадке тайны человеческого разума. Мы сумели практически разложить структуру нашего разума на элементы, подобно тому как это делает учёный со спектрами молекул, мы увидели, что существуют множество элементарных процессов, на основе которых строится разумная деятельность. И может быть некоторые линии на этом спектре нам ещё не до конца ясны <text:span text:style-name="T11">(например как нейронная активность превращается в картину восприятия, которую мы наблюдаем)</text:span>, но в целом остаётся понятным процесс того, как наш разум, <text:span text:style-name="T11">наш мозг</text:span> создаёт иллюзию нашего восприятия <text:span text:style-name="T12">на уровне нейронных импульсов</text:span>, а так же обеспечивает для нас возможности памяти, воображения, моделирования, творчества и коммуникации.</text:p>
      <text:p text:style-name="P14"/>
      <text:p text:style-name="P15">Что же приводит в движение этот разум, стихийная сила нервных импульсов мозга или субстанция, которую мы называем нашей душой? Наверное на этот вопрос нельзя ответить для всех одинаково. Для грубого человека, руководствующегося своими инстинктами, конечно справедливо первое. А для человека в высшей степени нравственного — справедливо последнее. Обычный рядовой человек в своей жизни наверное находится где-то посередине между этими двумя положениями. И в этом и заключается его развитие, в том как убрать грубое в своей жизни, и привлечь божественное, <text:span text:style-name="T8">притянуть гения</text:span>. </text:p>
      <text:p text:style-name="P15"><text:soft-page-break/></text:p>
      <text:p text:style-name="P11">Пути <text:span text:style-name="T10">совершенствования</text:span></text:p>
      <text:p text:style-name="P15"/>
      <text:p text:style-name="P18">Универсальный способ о котором говорят практически все духовные учения состоит в самопознании. Умное делание христиан, которое указывает «смотреть в самого себя». Или совет будды: «Нужно осознавать каждый вдох». Или Дона Хуана: «Нужно прекратить внутренний диалог». Все они основаны на переключении внимания человека от восприятия внешнего потока данных, на восприятие внутренней информации. То есть по сути они призывают оставить внешнюю рефлекторную деятельность, затормозить или подавить инстинкты, которые связаны с внешней <text:span text:style-name="T10">средой</text:span> и включиться в процесс самовосприятия, интроспекции, таким образом развивая сознательный центр управления собственным состоянием. И наверное, когда этот центр становится достаточно сильным, обретает достаточную силу подавления/контроля других центров потребностей, человек получает в своё распоряжение полностью управляемый организм, в котором любая его реакция подчинена его воле, его душе, <text:span text:style-name="T11">его собственной мысли</text:span>. </text:p>
      <text:p text:style-name="P15"/>
      <text:p text:style-name="P18">И с этого момента, человек перестаёт быть просто человеком, он становится выражением божественного. Потому как у бессмертной души свои закономерности, она принадлежит божественному, но не земному. Такой человек больше не может быть понят другими, потому как им больше не управляют подсознательные реакции. Наверное биоэлектрическая активность мозга должна измениться, потому что душа ближе к творчеству, нежели к простому существованию, такой человек должен быть очень творческим. И возможно это творчество может выражаться в изменении энергетических потоков, его мозговых волн, его мыслей, которые будут влиять на его окружение. «И счастье будет следовать за тобой как несокрушимое...». Это радикальный путь в совершенствовании возможностей человеческого разума. </text:p>
      <text:p text:style-name="P15"/>
      <text:p text:style-name="P16">Но есть и ординарный путь. Он состоит в <text:span text:style-name="T11">совершенствовании</text:span> отдельных функции и модулей разума и мозга человека. Например можно улучшить память, сделать её более точной. Или можно улучшить мышление, <text:span text:style-name="T11">сделать</text:span> его более безошибочным, более информативным, более быстрым. Так же можно например заняться гармонизацией функций. Например, сделать более прочной связь между речью и <text:span text:style-name="T11">восприятием</text:span> и т. п. В конечном итоге гармонизация функций на фоне удовлетворения всех базовых потребностей должна переходить в высшее состояние сознания, состояние просветления. Потому как в этом случае внимание перейдёт от внешнего потока <text:span text:style-name="T11">восприятия</text:span> к внутреннему и на основе сильного механизма мышления и памяти человек придёт к постижению своей внутренней сути, что сделает его просветлённым.</text:p>
      <text:p text:style-name="P16"/>
      <text:p text:style-name="P16">Конечно есть путь исправления ошибок. И здесь всё так же как и в компьютере. Каждую ошибку нужно <text:span text:style-name="T11">воспроизвести</text:span> и обработать, перезаписать не правильные биты на верны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5T11:56:51.240207201</meta:creation-date>
    <dc:date>2020-11-22T12:23:47.088239924</dc:date>
    <meta:editing-duration>PT32M57S</meta:editing-duration>
    <meta:editing-cycles>7</meta:editing-cycles>
    <meta:generator>LibreOffice/6.0.7.3$Linux_X86_64 LibreOffice_project/00m0$Build-3</meta:generator>
    <meta:document-statistic meta:table-count="2" meta:image-count="0" meta:object-count="0" meta:page-count="4" meta:paragraph-count="56" meta:word-count="1558" meta:character-count="11492" meta:non-whitespace-character-count="9975"/>
  </office:meta>
</office:document-meta>
</file>